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56872" calcext:value-type="float">
            <text:p>0,356872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4.998cm" svg:height="8.998cm" svg:x="0.022cm" svg:y="0.053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82376" calcext:value-type="float">
            <text:p>0,182376</text:p>
          </table:table-cell>
          <table:table-cell/>
          <table:table-cell table:formula="of:=[.C3]/[.C2]" office:value-type="float" office:value="0.511040373018898" calcext:value-type="float">
            <text:p>0,511040373</text:p>
          </table:table-cell>
          <table:table-cell table:formula="of:=[.E3]/[.A3]" office:value-type="float" office:value="0.255520186509449" calcext:value-type="float">
            <text:p>0,2555201865</text:p>
          </table:table-cell>
          <table:table-cell table:formula="of:=(1/[.E3]-1/[.A3])/(1-1/[.A3])" office:value-type="float" office:value="2.91358512084923" calcext:value-type="float">
            <text:p>2,91358512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41832" calcext:value-type="float">
            <text:p>0,41832</text:p>
          </table:table-cell>
          <table:table-cell/>
          <table:table-cell table:formula="of:=[.C4]/[.C2]" office:value-type="float" office:value="1.17218498509269" calcext:value-type="float">
            <text:p>1,1721849851</text:p>
          </table:table-cell>
          <table:table-cell table:formula="of:=[.E4]/[.A4]" office:value-type="float" office:value="0.293046246273174" calcext:value-type="float">
            <text:p>0,2930462463</text:p>
          </table:table-cell>
          <table:table-cell table:formula="of:=(1/[.E4]-1/[.A4])/(1-1/[.A4])" office:value-type="float" office:value="0.804143558360426" calcext:value-type="float">
            <text:p>0,80414355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83306" calcext:value-type="float">
            <text:p>0,283306</text:p>
          </table:table-cell>
          <table:table-cell/>
          <table:table-cell table:formula="of:=[.C5]/[.C2]" office:value-type="float" office:value="0.793858862561367" calcext:value-type="float">
            <text:p>0,7938588626</text:p>
          </table:table-cell>
          <table:table-cell table:formula="of:=[.E5]/[.A5]" office:value-type="float" office:value="0.132309810426894" calcext:value-type="float">
            <text:p>0,1323098104</text:p>
          </table:table-cell>
          <table:table-cell table:formula="of:=(1/[.E5]-1/[.A5])/(1-1/[.A5])" office:value-type="float" office:value="1.3116037076518" calcext:value-type="float">
            <text:p>1,31160370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29216" calcext:value-type="float">
            <text:p>0,229216</text:p>
          </table:table-cell>
          <table:table-cell/>
          <table:table-cell table:formula="of:=[.C6]/[.C2]" office:value-type="float" office:value="0.64229191418772" calcext:value-type="float">
            <text:p>0,6422919142</text:p>
          </table:table-cell>
          <table:table-cell table:formula="of:=[.E6]/[.A6]" office:value-type="float" office:value="0.080286489273465" calcext:value-type="float">
            <text:p>0,0802864893</text:p>
          </table:table-cell>
          <table:table-cell table:formula="of:=(1/[.E6]-1/[.A6])/(1-1/[.A6])" office:value-type="float" office:value="1.6364851119842" calcext:value-type="float">
            <text:p>1,6364851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81129" calcext:value-type="float">
            <text:p>0,181129</text:p>
          </table:table-cell>
          <table:table-cell/>
          <table:table-cell table:formula="of:=[.C7]/[.C2]" office:value-type="float" office:value="0.507546122979668" calcext:value-type="float">
            <text:p>0,507546123</text:p>
          </table:table-cell>
          <table:table-cell table:formula="of:=[.E7]/[.A7]" office:value-type="float" office:value="0.0507546122979668" calcext:value-type="float">
            <text:p>0,0507546123</text:p>
          </table:table-cell>
          <table:table-cell table:formula="of:=(1/[.E7]-1/[.A7])/(1-1/[.A7])" office:value-type="float" office:value="2.07807142975448" calcext:value-type="float">
            <text:p>2,07807142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60948" calcext:value-type="float">
            <text:p>0,160948</text:p>
          </table:table-cell>
          <table:table-cell/>
          <table:table-cell table:formula="of:=[.C8]/[.C2]" office:value-type="float" office:value="0.450996435696832" calcext:value-type="float">
            <text:p>0,4509964357</text:p>
          </table:table-cell>
          <table:table-cell table:formula="of:=[.E8]/[.A8]" office:value-type="float" office:value="0.0375830363080694" calcext:value-type="float">
            <text:p>0,0375830363</text:p>
          </table:table-cell>
          <table:table-cell table:formula="of:=(1/[.E8]-1/[.A8])/(1-1/[.A8])" office:value-type="float" office:value="2.3279771896965" calcext:value-type="float">
            <text:p>2,327977189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58818" calcext:value-type="float">
            <text:p>3,58818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857298" calcext:value-type="float">
            <text:p>1,857298</text:p>
          </table:table-cell>
          <table:table-cell/>
          <table:table-cell table:formula="of:=[.C11]/[.C10]" office:value-type="float" office:value="0.517615615716046" calcext:value-type="float">
            <text:p>0,5176156157</text:p>
          </table:table-cell>
          <table:table-cell table:formula="of:=[.E11]/[.A11]" office:value-type="float" office:value="0.258807807858023" calcext:value-type="float">
            <text:p>0,2588078079</text:p>
          </table:table-cell>
          <table:table-cell table:formula="of:=(1/[.E11]-1/[.A11])/(1-1/[.A11])" office:value-type="float" office:value="2.86387106430955" calcext:value-type="float">
            <text:p>2,86387106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.229486" calcext:value-type="float">
            <text:p>4,229486</text:p>
          </table:table-cell>
          <table:table-cell/>
          <table:table-cell table:formula="of:=[.C12]/[.C10]" office:value-type="float" office:value="1.1787273771104" calcext:value-type="float">
            <text:p>1,1787273771</text:p>
          </table:table-cell>
          <table:table-cell table:formula="of:=[.E12]/[.A12]" office:value-type="float" office:value="0.2946818442776" calcext:value-type="float">
            <text:p>0,2946818443</text:p>
          </table:table-cell>
          <table:table-cell table:formula="of:=(1/[.E12]-1/[.A12])/(1-1/[.A12])" office:value-type="float" office:value="0.797830122462477" calcext:value-type="float">
            <text:p>0,79783012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791192" calcext:value-type="float">
            <text:p>2,791192</text:p>
          </table:table-cell>
          <table:table-cell/>
          <table:table-cell table:formula="of:=[.C13]/[.C10]" office:value-type="float" office:value="0.777885167410777" calcext:value-type="float">
            <text:p>0,7778851674</text:p>
          </table:table-cell>
          <table:table-cell table:formula="of:=[.E13]/[.A13]" office:value-type="float" office:value="0.129647527901796" calcext:value-type="float">
            <text:p>0,1296475279</text:p>
          </table:table-cell>
          <table:table-cell table:formula="of:=(1/[.E13]-1/[.A13])/(1-1/[.A13])" office:value-type="float" office:value="1.34264414630022" calcext:value-type="float">
            <text:p>1,34264414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74875" calcext:value-type="float">
            <text:p>2,974875</text:p>
          </table:table-cell>
          <table:table-cell/>
          <table:table-cell table:formula="of:=[.C14]/[.C10]" office:value-type="float" office:value="0.829076300520041" calcext:value-type="float">
            <text:p>0,8290763005</text:p>
          </table:table-cell>
          <table:table-cell table:formula="of:=[.E14]/[.A14]" office:value-type="float" office:value="0.103634537565005" calcext:value-type="float">
            <text:p>0,1036345376</text:p>
          </table:table-cell>
          <table:table-cell table:formula="of:=(1/[.E14]-1/[.A14])/(1-1/[.A14])" office:value-type="float" office:value="1.23561326106139" calcext:value-type="float">
            <text:p>1,23561326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702037" calcext:value-type="float">
            <text:p>1,702037</text:p>
          </table:table-cell>
          <table:table-cell/>
          <table:table-cell table:formula="of:=[.C15]/[.C10]" office:value-type="float" office:value="0.474345489914107" calcext:value-type="float">
            <text:p>0,4743454899</text:p>
          </table:table-cell>
          <table:table-cell table:formula="of:=[.E15]/[.A15]" office:value-type="float" office:value="0.0474345489914107" calcext:value-type="float">
            <text:p>0,047434549</text:p>
          </table:table-cell>
          <table:table-cell table:formula="of:=(1/[.E15]-1/[.A15])/(1-1/[.A15])" office:value-type="float" office:value="2.23129781811115" calcext:value-type="float">
            <text:p>2,231297818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03049" calcext:value-type="float">
            <text:p>1,403049</text:p>
          </table:table-cell>
          <table:table-cell/>
          <table:table-cell table:formula="of:=[.C16]/[.C10]" office:value-type="float" office:value="0.391019681286892" calcext:value-type="float">
            <text:p>0,3910196813</text:p>
          </table:table-cell>
          <table:table-cell table:formula="of:=[.E16]/[.A16]" office:value-type="float" office:value="0.0325849734405743" calcext:value-type="float">
            <text:p>0,0325849734</text:p>
          </table:table-cell>
          <table:table-cell table:formula="of:=(1/[.E16]-1/[.A16])/(1-1/[.A16])" office:value-type="float" office:value="2.69899930275227" calcext:value-type="float">
            <text:p>2,698999302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5.426599" calcext:value-type="float">
            <text:p>35,426599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8.485175" calcext:value-type="float">
            <text:p>18,485175</text:p>
          </table:table-cell>
          <table:table-cell/>
          <table:table-cell table:formula="of:=[.C19]/[.C18]" office:value-type="float" office:value="0.521788021480696" calcext:value-type="float">
            <text:p>0,5217880215</text:p>
          </table:table-cell>
          <table:table-cell table:formula="of:=[.E19]/[.A19]" office:value-type="float" office:value="0.260894010740348" calcext:value-type="float">
            <text:p>0,2608940107</text:p>
          </table:table-cell>
          <table:table-cell table:formula="of:=(1/[.E19]-1/[.A19])/(1-1/[.A19])" office:value-type="float" office:value="2.83297415361229" calcext:value-type="float">
            <text:p>2,83297415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1.211794" calcext:value-type="float">
            <text:p>41,211794</text:p>
          </table:table-cell>
          <table:table-cell/>
          <table:table-cell table:formula="of:=[.C20]/[.C18]" office:value-type="float" office:value="1.16330088586827" calcext:value-type="float">
            <text:p>1,1633008859</text:p>
          </table:table-cell>
          <table:table-cell table:formula="of:=[.E20]/[.A20]" office:value-type="float" office:value="0.290825221467068" calcext:value-type="float">
            <text:p>0,2908252215</text:p>
          </table:table-cell>
          <table:table-cell table:formula="of:=(1/[.E20]-1/[.A20])/(1-1/[.A20])" office:value-type="float" office:value="0.812830440399335" calcext:value-type="float">
            <text:p>0,81283044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8.295609" calcext:value-type="float">
            <text:p>28,295609</text:p>
          </table:table-cell>
          <table:table-cell/>
          <table:table-cell table:formula="of:=[.C21]/[.C18]" office:value-type="float" office:value="0.798710850002847" calcext:value-type="float">
            <text:p>0,79871085</text:p>
          </table:table-cell>
          <table:table-cell table:formula="of:=[.E21]/[.A21]" office:value-type="float" office:value="0.133118475000474" calcext:value-type="float">
            <text:p>0,133118475</text:p>
          </table:table-cell>
          <table:table-cell table:formula="of:=(1/[.E21]-1/[.A21])/(1-1/[.A21])" office:value-type="float" office:value="1.3024210576277" calcext:value-type="float">
            <text:p>1,3024210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7.183809" calcext:value-type="float">
            <text:p>27,183809</text:p>
          </table:table-cell>
          <table:table-cell/>
          <table:table-cell table:formula="of:=[.C22]/[.C19]" office:value-type="float" office:value="1.47057352716434" calcext:value-type="float">
            <text:p>1,4705735272</text:p>
          </table:table-cell>
          <table:table-cell table:formula="of:=[.E22]/[.A22]" office:value-type="float" office:value="0.183821690895542" calcext:value-type="float">
            <text:p>0,1838216909</text:p>
          </table:table-cell>
          <table:table-cell table:formula="of:=(1/[.E22]-1/[.A22])/(1-1/[.A22])" office:value-type="float" office:value="0.634293486979694" calcext:value-type="float">
            <text:p>0,63429348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2.847275" calcext:value-type="float">
            <text:p>22,847275</text:p>
          </table:table-cell>
          <table:table-cell/>
          <table:table-cell table:formula="of:=[.C23]/[.C18]" office:value-type="float" office:value="0.644918666903363" calcext:value-type="float">
            <text:p>0,6449186669</text:p>
          </table:table-cell>
          <table:table-cell table:formula="of:=[.E23]/[.A23]" office:value-type="float" office:value="0.0644918666903363" calcext:value-type="float">
            <text:p>0,0644918667</text:p>
          </table:table-cell>
          <table:table-cell table:formula="of:=(1/[.E23]-1/[.A23])/(1-1/[.A23])" office:value-type="float" office:value="1.61175902450803" calcext:value-type="float">
            <text:p>1,6117590245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5.283666" calcext:value-type="float">
            <text:p>25,283666</text:p>
          </table:table-cell>
          <table:table-cell/>
          <table:table-cell table:formula="of:=[.C24]/[.C18]" office:value-type="float" office:value="0.713691596531747" calcext:value-type="float">
            <text:p>0,7136915965</text:p>
          </table:table-cell>
          <table:table-cell table:formula="of:=[.E24]/[.A24]" office:value-type="float" office:value="0.0594742997109789" calcext:value-type="float">
            <text:p>0,0594742997</text:p>
          </table:table-cell>
          <table:table-cell table:formula="of:=(1/[.E24]-1/[.A24])/(1-1/[.A24])" office:value-type="float" office:value="1.43763502563995" calcext:value-type="float">
            <text:p>1,4376350256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6cm" svg:x="2.227cm" svg:y="0.004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969108" calcext:value-type="float">
            <text:p>0,96910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.002cm" svg:height="8.996cm" svg:x="2.227cm" svg:y="0.005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167333" calcext:value-type="float">
            <text:p>1,167333</text:p>
          </table:table-cell>
          <table:table-cell/>
          <table:table-cell table:formula="of:=[.C3]/[.C2]" office:value-type="float" office:value="1.20454376601989" calcext:value-type="float">
            <text:p>1,204543766</text:p>
          </table:table-cell>
          <table:table-cell table:formula="of:=[.E3]/[.A3]" office:value-type="float" office:value="0.602271883009943" calcext:value-type="float">
            <text:p>0,602271883</text:p>
          </table:table-cell>
          <table:table-cell table:formula="of:=(1/[.E3]-1/[.A3])/(1-1/[.A3])" office:value-type="float" office:value="0.660379686002195" calcext:value-type="float">
            <text:p>0,6603796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856582" calcext:value-type="float">
            <text:p>0,856582</text:p>
          </table:table-cell>
          <table:table-cell/>
          <table:table-cell table:formula="of:=[.C4]/[.C2]" office:value-type="float" office:value="0.883887038389942" calcext:value-type="float">
            <text:p>0,8838870384</text:p>
          </table:table-cell>
          <table:table-cell table:formula="of:=[.E4]/[.A4]" office:value-type="float" office:value="0.220971759597486" calcext:value-type="float">
            <text:p>0,2209717596</text:p>
          </table:table-cell>
          <table:table-cell table:formula="of:=(1/[.E4]-1/[.A4])/(1-1/[.A4])" office:value-type="float" office:value="1.17515505423493" calcext:value-type="float">
            <text:p>1,17515505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15853" calcext:value-type="float">
            <text:p>0,515853</text:p>
          </table:table-cell>
          <table:table-cell/>
          <table:table-cell table:formula="of:=[.C5]/[.C2]" office:value-type="float" office:value="0.532296709964214" calcext:value-type="float">
            <text:p>0,53229671</text:p>
          </table:table-cell>
          <table:table-cell table:formula="of:=[.E5]/[.A5]" office:value-type="float" office:value="0.0887161183273691" calcext:value-type="float">
            <text:p>0,0887161183</text:p>
          </table:table-cell>
          <table:table-cell table:formula="of:=(1/[.E5]-1/[.A5])/(1-1/[.A5])" office:value-type="float" office:value="2.0543817715512" calcext:value-type="float">
            <text:p>2,05438177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98021" calcext:value-type="float">
            <text:p>0,398021</text:p>
          </table:table-cell>
          <table:table-cell/>
          <table:table-cell table:formula="of:=[.C6]/[.C2]" office:value-type="float" office:value="0.410708610392237" calcext:value-type="float">
            <text:p>0,4107086104</text:p>
          </table:table-cell>
          <table:table-cell table:formula="of:=[.E6]/[.A6]" office:value-type="float" office:value="0.0513385762990296" calcext:value-type="float">
            <text:p>0,0513385763</text:p>
          </table:table-cell>
          <table:table-cell table:formula="of:=(1/[.E6]-1/[.A6])/(1-1/[.A6])" office:value-type="float" office:value="2.63979000390145" calcext:value-type="float">
            <text:p>2,63979000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92952" calcext:value-type="float">
            <text:p>0,292952</text:p>
          </table:table-cell>
          <table:table-cell/>
          <table:table-cell table:formula="of:=[.C7]/[.C2]" office:value-type="float" office:value="0.30229035360352" calcext:value-type="float">
            <text:p>0,3022903536</text:p>
          </table:table-cell>
          <table:table-cell table:formula="of:=[.E7]/[.A7]" office:value-type="float" office:value="0.030229035360352" calcext:value-type="float">
            <text:p>0,0302290354</text:p>
          </table:table-cell>
          <table:table-cell table:formula="of:=(1/[.E7]-1/[.A7])/(1-1/[.A7])" office:value-type="float" office:value="3.56453085981473" calcext:value-type="float">
            <text:p>3,564530859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12996" calcext:value-type="float">
            <text:p>0,212996</text:p>
          </table:table-cell>
          <table:table-cell/>
          <table:table-cell table:formula="of:=[.C8]/[.C2]" office:value-type="float" office:value="0.219785617289301" calcext:value-type="float">
            <text:p>0,2197856173</text:p>
          </table:table-cell>
          <table:table-cell table:formula="of:=[.E8]/[.A8]" office:value-type="float" office:value="0.0183154681074418" calcext:value-type="float">
            <text:p>0,0183154681</text:p>
          </table:table-cell>
          <table:table-cell table:formula="of:=(1/[.E8]-1/[.A8])/(1-1/[.A8])" office:value-type="float" office:value="4.87260537543172" calcext:value-type="float">
            <text:p>4,872605375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.831283" calcext:value-type="float">
            <text:p>6,831283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.078033" calcext:value-type="float">
            <text:p>8,078033</text:p>
          </table:table-cell>
          <table:table-cell/>
          <table:table-cell table:formula="of:=[.C11]/[.C10]" office:value-type="float" office:value="1.18250598020899" calcext:value-type="float">
            <text:p>1,1825059802</text:p>
          </table:table-cell>
          <table:table-cell table:formula="of:=[.E11]/[.A11]" office:value-type="float" office:value="0.591252990104494" calcext:value-type="float">
            <text:p>0,5912529901</text:p>
          </table:table-cell>
          <table:table-cell table:formula="of:=(1/[.E11]-1/[.A11])/(1-1/[.A11])" office:value-type="float" office:value="0.69132337042941" calcext:value-type="float">
            <text:p>0,69132337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488512" calcext:value-type="float">
            <text:p>5,488512</text:p>
          </table:table-cell>
          <table:table-cell/>
          <table:table-cell table:formula="of:=[.C12]/[.C10]" office:value-type="float" office:value="0.803437948625463" calcext:value-type="float">
            <text:p>0,8034379486</text:p>
          </table:table-cell>
          <table:table-cell table:formula="of:=[.E12]/[.A12]" office:value-type="float" office:value="0.200859487156366" calcext:value-type="float">
            <text:p>0,2008594872</text:p>
          </table:table-cell>
          <table:table-cell table:formula="of:=(1/[.E12]-1/[.A12])/(1-1/[.A12])" office:value-type="float" office:value="1.32620158857871" calcext:value-type="float">
            <text:p>1,32620158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977689" calcext:value-type="float">
            <text:p>3,977689</text:p>
          </table:table-cell>
          <table:table-cell/>
          <table:table-cell table:formula="of:=[.C13]/[.C10]" office:value-type="float" office:value="0.582275540334078" calcext:value-type="float">
            <text:p>0,5822755403</text:p>
          </table:table-cell>
          <table:table-cell table:formula="of:=[.E13]/[.A13]" office:value-type="float" office:value="0.097045923389013" calcext:value-type="float">
            <text:p>0,0970459234</text:p>
          </table:table-cell>
          <table:table-cell table:formula="of:=(1/[.E13]-1/[.A13])/(1-1/[.A13])" office:value-type="float" office:value="1.86087997327091" calcext:value-type="float">
            <text:p>1,86087997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38772" calcext:value-type="float">
            <text:p>2,938772</text:p>
          </table:table-cell>
          <table:table-cell/>
          <table:table-cell table:formula="of:=[.C14]/[.C10]" office:value-type="float" office:value="0.430193274089216" calcext:value-type="float">
            <text:p>0,4301932741</text:p>
          </table:table-cell>
          <table:table-cell table:formula="of:=[.E14]/[.A14]" office:value-type="float" office:value="0.053774159261152" calcext:value-type="float">
            <text:p>0,0537741593</text:p>
          </table:table-cell>
          <table:table-cell table:formula="of:=(1/[.E14]-1/[.A14])/(1-1/[.A14])" office:value-type="float" office:value="2.51375608587532" calcext:value-type="float">
            <text:p>2,51375608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333516" calcext:value-type="float">
            <text:p>2,333516</text:p>
          </table:table-cell>
          <table:table-cell/>
          <table:table-cell table:formula="of:=[.C15]/[.C10]" office:value-type="float" office:value="0.341592640796758" calcext:value-type="float">
            <text:p>0,3415926408</text:p>
          </table:table-cell>
          <table:table-cell table:formula="of:=[.E15]/[.A15]" office:value-type="float" office:value="0.0341592640796758" calcext:value-type="float">
            <text:p>0,0341592641</text:p>
          </table:table-cell>
          <table:table-cell table:formula="of:=(1/[.E15]-1/[.A15])/(1-1/[.A15])" office:value-type="float" office:value="3.14162615079086" calcext:value-type="float">
            <text:p>3,14162615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088792" calcext:value-type="float">
            <text:p>2,088792</text:p>
          </table:table-cell>
          <table:table-cell/>
          <table:table-cell table:formula="of:=[.C16]/[.C10]" office:value-type="float" office:value="0.305768623551389" calcext:value-type="float">
            <text:p>0,3057686236</text:p>
          </table:table-cell>
          <table:table-cell table:formula="of:=[.E16]/[.A16]" office:value-type="float" office:value="0.0254807186292824" calcext:value-type="float">
            <text:p>0,0254807186</text:p>
          </table:table-cell>
          <table:table-cell table:formula="of:=(1/[.E16]-1/[.A16])/(1-1/[.A16])" office:value-type="float" office:value="3.47685099591273" calcext:value-type="float">
            <text:p>3,476850995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92.614987" calcext:value-type="float">
            <text:p>192,61498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3.413801" calcext:value-type="float">
            <text:p>93,413801</text:p>
          </table:table-cell>
          <table:table-cell/>
          <table:table-cell table:formula="of:=[.C19]/[.C18]" office:value-type="float" office:value="0.484976805049962" calcext:value-type="float">
            <text:p>0,484976805</text:p>
          </table:table-cell>
          <table:table-cell table:formula="of:=[.E19]/[.A19]" office:value-type="float" office:value="0.242488402524981" calcext:value-type="float">
            <text:p>0,2424884025</text:p>
          </table:table-cell>
          <table:table-cell table:formula="of:=(1/[.E19]-1/[.A19])/(1-1/[.A19])" office:value-type="float" office:value="3.1239085646456" calcext:value-type="float">
            <text:p>3,12390856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8.943801" calcext:value-type="float">
            <text:p>58,943801</text:p>
          </table:table-cell>
          <table:table-cell/>
          <table:table-cell table:formula="of:=[.C20]/[.C18]" office:value-type="float" office:value="0.306018767895771" calcext:value-type="float">
            <text:p>0,3060187679</text:p>
          </table:table-cell>
          <table:table-cell table:formula="of:=[.E20]/[.A20]" office:value-type="float" office:value="0.0765046919739428" calcext:value-type="float">
            <text:p>0,076504692</text:p>
          </table:table-cell>
          <table:table-cell table:formula="of:=(1/[.E20]-1/[.A20])/(1-1/[.A20])" office:value-type="float" office:value="4.02369791184657" calcext:value-type="float">
            <text:p>4,02369791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7.771774" calcext:value-type="float">
            <text:p>47,771774</text:p>
          </table:table-cell>
          <table:table-cell/>
          <table:table-cell table:formula="of:=[.C21]/[.C18]" office:value-type="float" office:value="0.248016910542896" calcext:value-type="float">
            <text:p>0,2480169105</text:p>
          </table:table-cell>
          <table:table-cell table:formula="of:=[.E21]/[.A21]" office:value-type="float" office:value="0.0413361517571493" calcext:value-type="float">
            <text:p>0,0413361518</text:p>
          </table:table-cell>
          <table:table-cell table:formula="of:=(1/[.E21]-1/[.A21])/(1-1/[.A21])" office:value-type="float" office:value="4.63837975956262" calcext:value-type="float">
            <text:p>4,63837975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8.94965" calcext:value-type="float">
            <text:p>38,94965</text:p>
          </table:table-cell>
          <table:table-cell/>
          <table:table-cell table:formula="of:=[.C22]/[.C19]" office:value-type="float" office:value="0.416958196573117" calcext:value-type="float">
            <text:p>0,4169581966</text:p>
          </table:table-cell>
          <table:table-cell table:formula="of:=[.E22]/[.A22]" office:value-type="float" office:value="0.0521197745716396" calcext:value-type="float">
            <text:p>0,0521197746</text:p>
          </table:table-cell>
          <table:table-cell table:formula="of:=(1/[.E22]-1/[.A22])/(1-1/[.A22])" office:value-type="float" office:value="2.59808224207406" calcext:value-type="float">
            <text:p>2,59808224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3.361883" calcext:value-type="float">
            <text:p>23,361883</text:p>
          </table:table-cell>
          <table:table-cell/>
          <table:table-cell table:formula="of:=[.C23]/[.C18]" office:value-type="float" office:value="0.121287981604464" calcext:value-type="float">
            <text:p>0,1212879816</text:p>
          </table:table-cell>
          <table:table-cell table:formula="of:=[.E23]/[.A23]" office:value-type="float" office:value="0.0121287981604464" calcext:value-type="float">
            <text:p>0,0121287982</text:p>
          </table:table-cell>
          <table:table-cell table:formula="of:=(1/[.E23]-1/[.A23])/(1-1/[.A23])" office:value-type="float" office:value="9.04982220159413" calcext:value-type="float">
            <text:p>9,0498222016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1.507996" calcext:value-type="float">
            <text:p>21,507996</text:p>
          </table:table-cell>
          <table:table-cell/>
          <table:table-cell table:formula="of:=[.C24]/[.C18]" office:value-type="float" office:value="0.111663149036269" calcext:value-type="float">
            <text:p>0,111663149</text:p>
          </table:table-cell>
          <table:table-cell table:formula="of:=[.E24]/[.A24]" office:value-type="float" office:value="0.00930526241968908" calcext:value-type="float">
            <text:p>0,0093052624</text:p>
          </table:table-cell>
          <table:table-cell table:formula="of:=(1/[.E24]-1/[.A24])/(1-1/[.A24])" office:value-type="float" office:value="9.67873380672007" calcext:value-type="float">
            <text:p>9,6787338067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6cm" svg:x="2.227cm" svg:y="0.004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20:24:07.31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20:25:20.567000000</dc:date>
    <meta:editing-duration>PT49M10S</meta:editing-duration>
    <meta:editing-cycles>8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1040373018898">
                <text:p>0.511040373018898</text:p>
              </table:table-cell>
              <table:table-cell office:value-type="float" office:value="2">
                <text:p>2</text:p>
              </table:table-cell>
              <table:table-cell office:value-type="float" office:value="0.517615615716046">
                <text:p>0.517615615716046</text:p>
              </table:table-cell>
              <table:table-cell office:value-type="float" office:value="2">
                <text:p>2</text:p>
              </table:table-cell>
              <table:table-cell office:value-type="float" office:value="0.521788021480696">
                <text:p>0.521788021480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7218498509269">
                <text:p>1.17218498509269</text:p>
              </table:table-cell>
              <table:table-cell office:value-type="float" office:value="4">
                <text:p>4</text:p>
              </table:table-cell>
              <table:table-cell office:value-type="float" office:value="1.1787273771104">
                <text:p>1.1787273771104</text:p>
              </table:table-cell>
              <table:table-cell office:value-type="float" office:value="4">
                <text:p>4</text:p>
              </table:table-cell>
              <table:table-cell office:value-type="float" office:value="1.16330088586827">
                <text:p>1.16330088586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93858862561367">
                <text:p>0.793858862561367</text:p>
              </table:table-cell>
              <table:table-cell office:value-type="float" office:value="6">
                <text:p>6</text:p>
              </table:table-cell>
              <table:table-cell office:value-type="float" office:value="0.777885167410777">
                <text:p>0.777885167410777</text:p>
              </table:table-cell>
              <table:table-cell office:value-type="float" office:value="6">
                <text:p>6</text:p>
              </table:table-cell>
              <table:table-cell office:value-type="float" office:value="0.798710850002847">
                <text:p>0.798710850002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4229191418772">
                <text:p>0.64229191418772</text:p>
              </table:table-cell>
              <table:table-cell office:value-type="float" office:value="8">
                <text:p>8</text:p>
              </table:table-cell>
              <table:table-cell office:value-type="float" office:value="0.829076300520041">
                <text:p>0.829076300520041</text:p>
              </table:table-cell>
              <table:table-cell office:value-type="float" office:value="8">
                <text:p>8</text:p>
              </table:table-cell>
              <table:table-cell office:value-type="float" office:value="1.47057352716434">
                <text:p>1.47057352716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07546122979668">
                <text:p>0.507546122979668</text:p>
              </table:table-cell>
              <table:table-cell office:value-type="float" office:value="10">
                <text:p>10</text:p>
              </table:table-cell>
              <table:table-cell office:value-type="float" office:value="0.474345489914107">
                <text:p>0.474345489914107</text:p>
              </table:table-cell>
              <table:table-cell office:value-type="float" office:value="10">
                <text:p>10</text:p>
              </table:table-cell>
              <table:table-cell office:value-type="float" office:value="0.644918666903363">
                <text:p>0.644918666903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50996435696832">
                <text:p>0.450996435696832</text:p>
              </table:table-cell>
              <table:table-cell office:value-type="float" office:value="12">
                <text:p>12</text:p>
              </table:table-cell>
              <table:table-cell office:value-type="float" office:value="0.391019681286892">
                <text:p>0.391019681286892</text:p>
              </table:table-cell>
              <table:table-cell office:value-type="float" office:value="12">
                <text:p>12</text:p>
              </table:table-cell>
              <table:table-cell office:value-type="float" office:value="0.713691596531747">
                <text:p>0.713691596531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55520186509449">
                <text:p>0.255520186509449</text:p>
              </table:table-cell>
              <table:table-cell office:value-type="float" office:value="2">
                <text:p>2</text:p>
              </table:table-cell>
              <table:table-cell office:value-type="float" office:value="0.258807807858023">
                <text:p>0.258807807858023</text:p>
              </table:table-cell>
              <table:table-cell office:value-type="float" office:value="2">
                <text:p>2</text:p>
              </table:table-cell>
              <table:table-cell office:value-type="float" office:value="0.260894010740348">
                <text:p>0.26089401074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93046246273174">
                <text:p>0.293046246273174</text:p>
              </table:table-cell>
              <table:table-cell office:value-type="float" office:value="4">
                <text:p>4</text:p>
              </table:table-cell>
              <table:table-cell office:value-type="float" office:value="0.2946818442776">
                <text:p>0.2946818442776</text:p>
              </table:table-cell>
              <table:table-cell office:value-type="float" office:value="4">
                <text:p>4</text:p>
              </table:table-cell>
              <table:table-cell office:value-type="float" office:value="0.290825221467068">
                <text:p>0.29082522146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32309810426894">
                <text:p>0.132309810426894</text:p>
              </table:table-cell>
              <table:table-cell office:value-type="float" office:value="6">
                <text:p>6</text:p>
              </table:table-cell>
              <table:table-cell office:value-type="float" office:value="0.129647527901796">
                <text:p>0.129647527901796</text:p>
              </table:table-cell>
              <table:table-cell office:value-type="float" office:value="6">
                <text:p>6</text:p>
              </table:table-cell>
              <table:table-cell office:value-type="float" office:value="0.133118475000474">
                <text:p>0.133118475000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80286489273465">
                <text:p>0.080286489273465</text:p>
              </table:table-cell>
              <table:table-cell office:value-type="float" office:value="8">
                <text:p>8</text:p>
              </table:table-cell>
              <table:table-cell office:value-type="float" office:value="0.103634537565005">
                <text:p>0.103634537565005</text:p>
              </table:table-cell>
              <table:table-cell office:value-type="float" office:value="8">
                <text:p>8</text:p>
              </table:table-cell>
              <table:table-cell office:value-type="float" office:value="0.183821690895542">
                <text:p>0.183821690895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07546122979668">
                <text:p>0.0507546122979668</text:p>
              </table:table-cell>
              <table:table-cell office:value-type="float" office:value="10">
                <text:p>10</text:p>
              </table:table-cell>
              <table:table-cell office:value-type="float" office:value="0.0474345489914107">
                <text:p>0.0474345489914107</text:p>
              </table:table-cell>
              <table:table-cell office:value-type="float" office:value="10">
                <text:p>10</text:p>
              </table:table-cell>
              <table:table-cell office:value-type="float" office:value="0.0644918666903363">
                <text:p>0.0644918666903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375830363080694">
                <text:p>0.0375830363080694</text:p>
              </table:table-cell>
              <table:table-cell office:value-type="float" office:value="12">
                <text:p>12</text:p>
              </table:table-cell>
              <table:table-cell office:value-type="float" office:value="0.0325849734405743">
                <text:p>0.0325849734405743</text:p>
              </table:table-cell>
              <table:table-cell office:value-type="float" office:value="12">
                <text:p>12</text:p>
              </table:table-cell>
              <table:table-cell office:value-type="float" office:value="0.0594742997109789">
                <text:p>0.059474299710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1358512084923">
                <text:p>2.91358512084923</text:p>
              </table:table-cell>
              <table:table-cell office:value-type="float" office:value="2">
                <text:p>2</text:p>
              </table:table-cell>
              <table:table-cell office:value-type="float" office:value="2.86387106430955">
                <text:p>2.86387106430955</text:p>
              </table:table-cell>
              <table:table-cell office:value-type="float" office:value="2">
                <text:p>2</text:p>
              </table:table-cell>
              <table:table-cell office:value-type="float" office:value="2.83297415361229">
                <text:p>2.83297415361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04143558360426">
                <text:p>0.804143558360426</text:p>
              </table:table-cell>
              <table:table-cell office:value-type="float" office:value="4">
                <text:p>4</text:p>
              </table:table-cell>
              <table:table-cell office:value-type="float" office:value="0.797830122462477">
                <text:p>0.797830122462477</text:p>
              </table:table-cell>
              <table:table-cell office:value-type="float" office:value="4">
                <text:p>4</text:p>
              </table:table-cell>
              <table:table-cell office:value-type="float" office:value="0.812830440399335">
                <text:p>0.812830440399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3116037076518">
                <text:p>1.3116037076518</text:p>
              </table:table-cell>
              <table:table-cell office:value-type="float" office:value="6">
                <text:p>6</text:p>
              </table:table-cell>
              <table:table-cell office:value-type="float" office:value="1.34264414630022">
                <text:p>1.34264414630022</text:p>
              </table:table-cell>
              <table:table-cell office:value-type="float" office:value="6">
                <text:p>6</text:p>
              </table:table-cell>
              <table:table-cell office:value-type="float" office:value="1.3024210576277">
                <text:p>1.3024210576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6364851119842">
                <text:p>1.6364851119842</text:p>
              </table:table-cell>
              <table:table-cell office:value-type="float" office:value="8">
                <text:p>8</text:p>
              </table:table-cell>
              <table:table-cell office:value-type="float" office:value="1.23561326106139">
                <text:p>1.23561326106139</text:p>
              </table:table-cell>
              <table:table-cell office:value-type="float" office:value="8">
                <text:p>8</text:p>
              </table:table-cell>
              <table:table-cell office:value-type="float" office:value="0.634293486979694">
                <text:p>0.634293486979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07807142975448">
                <text:p>2.07807142975448</text:p>
              </table:table-cell>
              <table:table-cell office:value-type="float" office:value="10">
                <text:p>10</text:p>
              </table:table-cell>
              <table:table-cell office:value-type="float" office:value="2.23129781811115">
                <text:p>2.23129781811115</text:p>
              </table:table-cell>
              <table:table-cell office:value-type="float" office:value="10">
                <text:p>10</text:p>
              </table:table-cell>
              <table:table-cell office:value-type="float" office:value="1.61175902450803">
                <text:p>1.61175902450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3279771896965">
                <text:p>2.3279771896965</text:p>
              </table:table-cell>
              <table:table-cell office:value-type="float" office:value="12">
                <text:p>12</text:p>
              </table:table-cell>
              <table:table-cell office:value-type="float" office:value="2.69899930275227">
                <text:p>2.69899930275227</text:p>
              </table:table-cell>
              <table:table-cell office:value-type="float" office:value="12">
                <text:p>12</text:p>
              </table:table-cell>
              <table:table-cell office:value-type="float" office:value="1.43763502563995">
                <text:p>1.43763502563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0454376601989">
                <text:p>1.20454376601989</text:p>
              </table:table-cell>
              <table:table-cell office:value-type="float" office:value="2">
                <text:p>2</text:p>
              </table:table-cell>
              <table:table-cell office:value-type="float" office:value="1.18250598020899">
                <text:p>1.18250598020899</text:p>
              </table:table-cell>
              <table:table-cell office:value-type="float" office:value="2">
                <text:p>2</text:p>
              </table:table-cell>
              <table:table-cell office:value-type="float" office:value="0.484976805049962">
                <text:p>0.48497680504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83887038389942">
                <text:p>0.883887038389942</text:p>
              </table:table-cell>
              <table:table-cell office:value-type="float" office:value="4">
                <text:p>4</text:p>
              </table:table-cell>
              <table:table-cell office:value-type="float" office:value="0.803437948625463">
                <text:p>0.803437948625463</text:p>
              </table:table-cell>
              <table:table-cell office:value-type="float" office:value="4">
                <text:p>4</text:p>
              </table:table-cell>
              <table:table-cell office:value-type="float" office:value="0.306018767895771">
                <text:p>0.306018767895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32296709964214">
                <text:p>0.532296709964214</text:p>
              </table:table-cell>
              <table:table-cell office:value-type="float" office:value="6">
                <text:p>6</text:p>
              </table:table-cell>
              <table:table-cell office:value-type="float" office:value="0.582275540334078">
                <text:p>0.582275540334078</text:p>
              </table:table-cell>
              <table:table-cell office:value-type="float" office:value="6">
                <text:p>6</text:p>
              </table:table-cell>
              <table:table-cell office:value-type="float" office:value="0.248016910542896">
                <text:p>0.248016910542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10708610392237">
                <text:p>0.410708610392237</text:p>
              </table:table-cell>
              <table:table-cell office:value-type="float" office:value="8">
                <text:p>8</text:p>
              </table:table-cell>
              <table:table-cell office:value-type="float" office:value="0.430193274089216">
                <text:p>0.430193274089216</text:p>
              </table:table-cell>
              <table:table-cell office:value-type="float" office:value="8">
                <text:p>8</text:p>
              </table:table-cell>
              <table:table-cell office:value-type="float" office:value="0.416958196573117">
                <text:p>0.416958196573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0229035360352">
                <text:p>0.30229035360352</text:p>
              </table:table-cell>
              <table:table-cell office:value-type="float" office:value="10">
                <text:p>10</text:p>
              </table:table-cell>
              <table:table-cell office:value-type="float" office:value="0.341592640796758">
                <text:p>0.341592640796758</text:p>
              </table:table-cell>
              <table:table-cell office:value-type="float" office:value="10">
                <text:p>10</text:p>
              </table:table-cell>
              <table:table-cell office:value-type="float" office:value="0.121287981604464">
                <text:p>0.12128798160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19785617289301">
                <text:p>0.219785617289301</text:p>
              </table:table-cell>
              <table:table-cell office:value-type="float" office:value="12">
                <text:p>12</text:p>
              </table:table-cell>
              <table:table-cell office:value-type="float" office:value="0.305768623551389">
                <text:p>0.305768623551389</text:p>
              </table:table-cell>
              <table:table-cell office:value-type="float" office:value="12">
                <text:p>12</text:p>
              </table:table-cell>
              <table:table-cell office:value-type="float" office:value="0.111663149036269">
                <text:p>0.111663149036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2271883009943">
                <text:p>0.602271883009943</text:p>
              </table:table-cell>
              <table:table-cell office:value-type="float" office:value="2">
                <text:p>2</text:p>
              </table:table-cell>
              <table:table-cell office:value-type="float" office:value="0.591252990104494">
                <text:p>0.591252990104494</text:p>
              </table:table-cell>
              <table:table-cell office:value-type="float" office:value="2">
                <text:p>2</text:p>
              </table:table-cell>
              <table:table-cell office:value-type="float" office:value="0.242488402524981">
                <text:p>0.242488402524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20971759597486">
                <text:p>0.220971759597486</text:p>
              </table:table-cell>
              <table:table-cell office:value-type="float" office:value="4">
                <text:p>4</text:p>
              </table:table-cell>
              <table:table-cell office:value-type="float" office:value="0.200859487156366">
                <text:p>0.200859487156366</text:p>
              </table:table-cell>
              <table:table-cell office:value-type="float" office:value="4">
                <text:p>4</text:p>
              </table:table-cell>
              <table:table-cell office:value-type="float" office:value="0.0765046919739428">
                <text:p>0.0765046919739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887161183273691">
                <text:p>0.0887161183273691</text:p>
              </table:table-cell>
              <table:table-cell office:value-type="float" office:value="6">
                <text:p>6</text:p>
              </table:table-cell>
              <table:table-cell office:value-type="float" office:value="0.097045923389013">
                <text:p>0.097045923389013</text:p>
              </table:table-cell>
              <table:table-cell office:value-type="float" office:value="6">
                <text:p>6</text:p>
              </table:table-cell>
              <table:table-cell office:value-type="float" office:value="0.0413361517571493">
                <text:p>0.0413361517571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513385762990296">
                <text:p>0.0513385762990296</text:p>
              </table:table-cell>
              <table:table-cell office:value-type="float" office:value="8">
                <text:p>8</text:p>
              </table:table-cell>
              <table:table-cell office:value-type="float" office:value="0.053774159261152">
                <text:p>0.053774159261152</text:p>
              </table:table-cell>
              <table:table-cell office:value-type="float" office:value="8">
                <text:p>8</text:p>
              </table:table-cell>
              <table:table-cell office:value-type="float" office:value="0.0521197745716396">
                <text:p>0.0521197745716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30229035360352">
                <text:p>0.030229035360352</text:p>
              </table:table-cell>
              <table:table-cell office:value-type="float" office:value="10">
                <text:p>10</text:p>
              </table:table-cell>
              <table:table-cell office:value-type="float" office:value="0.0341592640796758">
                <text:p>0.0341592640796758</text:p>
              </table:table-cell>
              <table:table-cell office:value-type="float" office:value="10">
                <text:p>10</text:p>
              </table:table-cell>
              <table:table-cell office:value-type="float" office:value="0.0121287981604464">
                <text:p>0.012128798160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183154681074418">
                <text:p>0.0183154681074418</text:p>
              </table:table-cell>
              <table:table-cell office:value-type="float" office:value="NaN">
                <text:p>NaN</text:p>
              </table:table-cell>
              <table:table-cell office:value-type="float" office:value="0.0254807186292824">
                <text:p>0.0254807186292824</text:p>
              </table:table-cell>
              <table:table-cell office:value-type="float" office:value="12">
                <text:p>12</text:p>
              </table:table-cell>
              <table:table-cell office:value-type="float" office:value="0.00930526241968908">
                <text:p>0.00930526241968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0379686002195">
                <text:p>0.660379686002195</text:p>
              </table:table-cell>
              <table:table-cell office:value-type="float" office:value="2">
                <text:p>2</text:p>
              </table:table-cell>
              <table:table-cell office:value-type="float" office:value="0.69132337042941">
                <text:p>0.69132337042941</text:p>
              </table:table-cell>
              <table:table-cell office:value-type="float" office:value="2">
                <text:p>2</text:p>
              </table:table-cell>
              <table:table-cell office:value-type="float" office:value="3.1239085646456">
                <text:p>3.123908564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7515505423493">
                <text:p>1.17515505423493</text:p>
              </table:table-cell>
              <table:table-cell office:value-type="float" office:value="4">
                <text:p>4</text:p>
              </table:table-cell>
              <table:table-cell office:value-type="float" office:value="1.32620158857871">
                <text:p>1.32620158857871</text:p>
              </table:table-cell>
              <table:table-cell office:value-type="float" office:value="4">
                <text:p>4</text:p>
              </table:table-cell>
              <table:table-cell office:value-type="float" office:value="4.02369791184657">
                <text:p>4.02369791184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0543817715512">
                <text:p>2.0543817715512</text:p>
              </table:table-cell>
              <table:table-cell office:value-type="float" office:value="6">
                <text:p>6</text:p>
              </table:table-cell>
              <table:table-cell office:value-type="float" office:value="1.86087997327091">
                <text:p>1.86087997327091</text:p>
              </table:table-cell>
              <table:table-cell office:value-type="float" office:value="6">
                <text:p>6</text:p>
              </table:table-cell>
              <table:table-cell office:value-type="float" office:value="4.63837975956262">
                <text:p>4.63837975956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3979000390145">
                <text:p>2.63979000390145</text:p>
              </table:table-cell>
              <table:table-cell office:value-type="float" office:value="8">
                <text:p>8</text:p>
              </table:table-cell>
              <table:table-cell office:value-type="float" office:value="2.51375608587532">
                <text:p>2.51375608587532</text:p>
              </table:table-cell>
              <table:table-cell office:value-type="float" office:value="8">
                <text:p>8</text:p>
              </table:table-cell>
              <table:table-cell office:value-type="float" office:value="2.59808224207406">
                <text:p>2.59808224207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.56453085981473">
                <text:p>3.56453085981473</text:p>
              </table:table-cell>
              <table:table-cell office:value-type="float" office:value="10">
                <text:p>10</text:p>
              </table:table-cell>
              <table:table-cell office:value-type="float" office:value="3.14162615079086">
                <text:p>3.14162615079086</text:p>
              </table:table-cell>
              <table:table-cell office:value-type="float" office:value="10">
                <text:p>10</text:p>
              </table:table-cell>
              <table:table-cell office:value-type="float" office:value="9.04982220159413">
                <text:p>9.04982220159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87260537543172">
                <text:p>4.87260537543172</text:p>
              </table:table-cell>
              <table:table-cell office:value-type="float" office:value="12">
                <text:p>12</text:p>
              </table:table-cell>
              <table:table-cell office:value-type="float" office:value="3.47685099591273">
                <text:p>3.47685099591273</text:p>
              </table:table-cell>
              <table:table-cell office:value-type="float" office:value="12">
                <text:p>12</text:p>
              </table:table-cell>
              <table:table-cell office:value-type="float" office:value="9.67873380672007">
                <text:p>9.678733806720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